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799cm"/>
    </style:style>
    <style:style style:name="Table1.B" style:family="table-column">
      <style:table-column-properties style:column-width="9.534cm"/>
    </style:style>
    <style:style style:name="Table1.C" style:family="table-column">
      <style:table-column-properties style:column-width="5.6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47ee6" officeooo:paragraph-rsid="00047ee6"/>
    </style:style>
    <style:style style:name="P2" style:family="paragraph" style:parent-style-name="Table_20_Contents">
      <style:text-properties officeooo:rsid="00047ee6" officeooo:paragraph-rsid="00077bcf"/>
    </style:style>
    <style:style style:name="P3" style:family="paragraph" style:parent-style-name="Table_20_Contents">
      <style:text-properties officeooo:rsid="0004f909" officeooo:paragraph-rsid="0004f909"/>
    </style:style>
    <style:style style:name="P4" style:family="paragraph" style:parent-style-name="Table_20_Contents">
      <style:text-properties officeooo:paragraph-rsid="00047ee6"/>
    </style:style>
    <style:style style:name="P5" style:family="paragraph" style:parent-style-name="Table_20_Contents">
      <style:text-properties officeooo:rsid="00077bcf" officeooo:paragraph-rsid="00077bcf"/>
    </style:style>
    <style:style style:name="P6" style:family="paragraph" style:parent-style-name="Table_20_Contents">
      <style:text-properties officeooo:rsid="00092440" officeooo:paragraph-rsid="00092440"/>
    </style:style>
    <style:style style:name="P7" style:family="paragraph" style:parent-style-name="Table_20_Contents">
      <style:text-properties officeooo:rsid="000986c1" officeooo:paragraph-rsid="000986c1"/>
    </style:style>
    <style:style style:name="T1" style:family="text">
      <style:text-properties officeooo:rsid="00047ee6"/>
    </style:style>
    <style:style style:name="T2" style:family="text">
      <style:text-properties officeooo:rsid="0004f909"/>
    </style:style>
    <style:style style:name="T3" style:family="text">
      <style:text-properties officeooo:rsid="00063f71"/>
    </style:style>
    <style:style style:name="T4" style:family="text">
      <style:text-properties officeooo:rsid="00077bcf"/>
    </style:style>
    <style:style style:name="T5" style:family="text">
      <style:text-properties officeooo:rsid="00092440"/>
    </style:style>
    <style:style style:name="T6" style:family="text">
      <style:text-properties officeooo:rsid="000970f5"/>
    </style:style>
    <style:style style:name="T7" style:family="text">
      <style:text-properties officeooo:rsid="000a99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1">SL No.</text:p>
          </table:table-cell>
          <table:table-cell table:style-name="Table1.A1" office:value-type="string">
            <text:p text:style-name="P1">AWS Data Pipeline</text:p>
          </table:table-cell>
          <table:table-cell table:style-name="Table1.C1" office:value-type="string">
            <text:p text:style-name="P1">AWS DMS (Database Migration Service)</text:p>
          </table:table-cell>
        </table:table-row>
        <table:table-row>
          <table:table-cell table:style-name="Table1.A2" office:value-type="string">
            <text:p text:style-name="P1">1</text:p>
          </table:table-cell>
          <table:table-cell table:style-name="Table1.A2" office:value-type="string">
            <text:p text:style-name="P1">This service is specially part of AWS ETL product catagory. </text:p>
          </table:table-cell>
          <table:table-cell table:style-name="Table1.C2" office:value-type="string">
            <text:p text:style-name="P1">This Service is part of DB migration <text:span text:style-name="T7">catagory</text:span>.</text:p>
          </table:table-cell>
        </table:table-row>
        <table:table-row>
          <table:table-cell table:style-name="Table1.A2" office:value-type="string">
            <text:p text:style-name="P1">2</text:p>
          </table:table-cell>
          <table:table-cell table:style-name="Table1.A2" office:value-type="string">
            <text:p text:style-name="P1">Source and target can be anywhere, as in AWS or at on-prem. Even both can be at on-prem.</text:p>
          </table:table-cell>
          <table:table-cell table:style-name="Table1.C2" office:value-type="string">
            <text:p text:style-name="P4"><text:span text:style-name="T1">For DMS either one must be at AWS side i.e. either source or target. </text:span>Replication between on-premises to on-premises databases is not supported.</text:p>
          </table:table-cell>
        </table:table-row>
        <table:table-row>
          <table:table-cell table:style-name="Table1.A2" office:value-type="string">
            <text:p text:style-name="P1">3</text:p>
          </table:table-cell>
          <table:table-cell table:style-name="Table1.A2" office:value-type="string">
            <text:p text:style-name="P2">It support all ETL business logic. <text:span text:style-name="T4">L</text:span>ike <text:span text:style-name="T4">to Extract it can check </text:span>precondition<text:span text:style-name="T4">s</text:span> on source DB to activate copy <text:span text:style-name="T4">Or simply start extract based on schedule</text:span>.</text:p>
            <text:p text:style-name="P2"><text:span text:style-name="T3">T</text:span>ranformation logics/<text:span text:style-name="T3">activities may include</text:span> <text:span text:style-name="T2">Simple copy, hive query, EMR jobs execution or simple shell command activities. And the store processed data to S3, RDS, Amazon DynamoDB and Amazon EMR.</text:span></text:p>
            <text:p text:style-name="P5">Amazon data pipeline support RDS, JDBC connection strings as DB including redshift or Aurora, and Redshift as Database. I.e source and target can be only <text:s/>SQL based database or S3 <text:span text:style-name="T5">only</text:span>.</text:p>
          </table:table-cell>
          <table:table-cell table:style-name="Table1.C2" office:value-type="string">
            <text:p text:style-name="P3">It simply sopport DB replication from source to taget. This replication can be one time or contineous replication. It support auto schema conversion to support homegeous and hetrogeneous source and target DB. </text:p>
            <text:p text:style-name="P3">AWS DMS supports nearly all of today’s most popular DBMS engines as data sources, including Oracle, Microsoft SQL Server, MySQL, MariaDB, PostgreSQL, Db2 LUW, SAP, MongoDB, and Amazon Aurora. </text:p>
            <text:p text:style-name="P3">AWS DMS provides a broad coverage of available target engines including Oracle, Microsoft SQL Server, PostgreSQL, MySQL, Amazon Redshift, SAP ASE, Amazon S3, and Amazon DynamoDB. </text:p>
          </table:table-cell>
        </table:table-row>
        <table:table-row>
          <table:table-cell table:style-name="Table1.A2" office:value-type="string">
            <text:p text:style-name="P1">4</text:p>
          </table:table-cell>
          <table:table-cell table:style-name="Table1.A2" office:value-type="string">
            <text:p text:style-name="P6">Data pipeline tasks runon task-runner. Task runner can be hosted either at on-prem servers or AWS EC2.</text:p>
            <text:p text:style-name="P6">To support desired activities there will be separate compute resources as EMR or EC2 servers.</text:p>
          </table:table-cell>
          <table:table-cell table:style-name="Table1.C2" office:value-type="string">
            <text:p text:style-name="P6">For migration and replication DMS creates a self managed EC2 server. </text:p>
          </table:table-cell>
        </table:table-row>
        <table:table-row>
          <table:table-cell table:style-name="Table1.A2" office:value-type="string">
            <text:p text:style-name="P6">5</text:p>
          </table:table-cell>
          <table:table-cell table:style-name="Table1.A2" office:value-type="string">
            <text:p text:style-name="P6">Data pipeline costing includes frequency of prechecks and activities and wheres they run (AWS or onprem). For actual activities cost as per the AWS service under use as s3, EC2, EMR and data transfer rates.</text:p>
          </table:table-cell>
          <table:table-cell table:style-name="Table1.C2" office:value-type="string">
            <text:p text:style-name="P6">Costing includes DMS EC2 server cost, EBS volume, <text:span text:style-name="T6">Targetted Dbs ( If resided in AWS) and data transfer rates. </text:span></text:p>
          </table:table-cell>
        </table:table-row>
        <table:table-row>
          <table:table-cell table:style-name="Table1.A2" office:value-type="string">
            <text:p text:style-name="P7">6</text:p>
          </table:table-cell>
          <table:table-cell table:style-name="Table1.A2" office:value-type="string">
            <text:p text:style-name="P7">This product is suitable for ETL related DB activities and DB copy.</text:p>
          </table:table-cell>
          <table:table-cell table:style-name="Table1.C2" office:value-type="string">
            <text:p text:style-name="P7">This product is suitable for database migration, replication or to have DR or standby DB solution. </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7T12:56:34.736326973</meta:creation-date>
    <dc:date>2020-03-27T14:12:33.040161356</dc:date>
    <meta:editing-duration>PT12M26S</meta:editing-duration>
    <meta:editing-cycles>2</meta:editing-cycles>
    <meta:generator>LibreOffice/6.3.2.2$Linux_X86_64 LibreOffice_project/30$Build-2</meta:generator>
    <meta:document-statistic meta:table-count="1" meta:image-count="0" meta:object-count="0" meta:page-count="1" meta:paragraph-count="26" meta:word-count="373" meta:character-count="2259" meta:non-whitespace-character-count="1904"/>
  </office:meta>
</office:document-meta>
</file>